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e30" officeooo:paragraph-rsid="0010e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38:56.558409994</meta:creation-date>
    <dc:date>2020-10-17T12:39:55.046739831</dc:date>
    <meta:editing-duration>PT1M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7.3$Linux_X86_64 LibreOffice_project/00m0$Build-3</meta:generator>
  </office:meta>
</office:document-meta>
</file>